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5" style:family="paragraph" style:parent-style-name="Standard">
      <style:paragraph-properties fo:text-align="end" style:justify-single-word="false"/>
      <style:text-properties officeooo:rsid="002e5e17" officeooo:paragraph-rsid="002e5e17"/>
    </style:style>
    <style:style style:name="P6"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7" style:family="paragraph" style:parent-style-name="Standard">
      <style:paragraph-properties fo:text-align="center" style:justify-single-word="false"/>
      <style:text-properties style:font-name="Calibri"/>
    </style:style>
    <style:style style:name="P8" style:family="paragraph" style:parent-style-name="Standard">
      <style:paragraph-properties fo:text-align="center" style:justify-single-word="false"/>
      <style:text-properties style:font-name="Calibri" officeooo:rsid="002e5e17" officeooo:paragraph-rsid="002e5e17"/>
    </style:style>
    <style:style style:name="P9" style:family="paragraph" style:parent-style-name="Standard">
      <style:paragraph-properties fo:text-align="end" style:justify-single-word="false"/>
      <style:text-properties style:font-name="Calibri" officeooo:rsid="002e5e17" officeooo:paragraph-rsid="002e5e17"/>
    </style:style>
    <style:style style:name="P10" style:family="paragraph" style:parent-style-name="Standard">
      <style:paragraph-properties fo:text-align="center" style:justify-single-word="false"/>
      <style:text-properties style:font-name="Garamond" officeooo:rsid="002e5e17" officeooo:paragraph-rsid="002e5e17"/>
    </style:style>
    <style:style style:name="P11" style:family="paragraph" style:parent-style-name="Standard">
      <style:paragraph-properties fo:text-align="justify" style:justify-single-word="false"/>
      <style:text-properties style:font-name="Garamond" officeooo:rsid="001d081d" officeooo:paragraph-rsid="001d081d"/>
    </style:style>
    <style:style style:name="P12" style:family="paragraph" style:parent-style-name="Standard">
      <style:paragraph-properties fo:text-align="justify" style:justify-single-word="false"/>
      <style:text-properties style:font-name="Garamond" officeooo:rsid="00272121" officeooo:paragraph-rsid="001f4a2f"/>
    </style:style>
    <style:style style:name="P13" style:family="paragraph" style:parent-style-name="Standard">
      <style:text-properties officeooo:paragraph-rsid="00415304"/>
    </style:style>
    <style:style style:name="P14" style:family="paragraph" style:parent-style-name="Standard">
      <style:text-properties officeooo:paragraph-rsid="00427cb2"/>
    </style:style>
    <style:style style:name="P15" style:family="paragraph" style:parent-style-name="Standard">
      <style:text-properties officeooo:rsid="00434022" officeooo:paragraph-rsid="00434022"/>
    </style:style>
    <style:style style:name="P16" style:family="paragraph" style:parent-style-name="Standard">
      <style:text-properties officeooo:paragraph-rsid="00434022"/>
    </style:style>
    <style:style style:name="P17" style:family="paragraph" style:parent-style-name="Standard">
      <style:text-properties officeooo:paragraph-rsid="00434e8d"/>
    </style:style>
    <style:style style:name="P18"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Enunciado">
      <style:paragraph-properties fo:text-align="justify" style:justify-single-word="false"/>
    </style:style>
    <style:style style:name="P22" style:family="paragraph" style:parent-style-name="Standard">
      <style:paragraph-properties fo:margin-top="0.101cm" fo:margin-bottom="0.101cm" loext:contextual-spacing="false"/>
    </style:style>
    <style:style style:name="P23" style:family="paragraph" style:parent-style-name="Text_20_body">
      <style:text-properties officeooo:rsid="003a24d3" officeooo:paragraph-rsid="003a24d3"/>
    </style:style>
    <style:style style:name="P2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0pt" officeooo:paragraph-rsid="00388c97" style:font-size-asian="10pt" style:font-size-complex="10pt"/>
    </style:style>
    <style:style style:name="P34"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5"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36"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37" style:family="paragraph" style:parent-style-name="Heading_20_1">
      <style:paragraph-properties fo:break-before="page"/>
    </style:style>
    <style:style style:name="P38" style:family="paragraph" style:parent-style-name="Heading_20_2">
      <style:text-properties officeooo:rsid="003a24d3" officeooo:paragraph-rsid="003a24d3"/>
    </style:style>
    <style:style style:name="P39"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0" style:family="paragraph" style:parent-style-name="Heading_20_2">
      <style:text-properties officeooo:paragraph-rsid="00465a7b"/>
    </style:style>
    <style:style style:name="P41"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2" style:family="paragraph" style:parent-style-name="Standard" style:list-style-name="L1">
      <style:paragraph-properties fo:text-align="justify" style:justify-single-word="false"/>
      <style:text-properties officeooo:rsid="0036a627" officeooo:paragraph-rsid="0036a627"/>
    </style:style>
    <style:style style:name="P43" style:family="paragraph" style:parent-style-name="Standard" style:list-style-name="L1">
      <style:paragraph-properties fo:text-align="justify" style:justify-single-word="false"/>
      <style:text-properties officeooo:rsid="00354994" officeooo:paragraph-rsid="0036a627"/>
    </style:style>
    <style:style style:name="P44" style:family="paragraph" style:parent-style-name="Standard" style:list-style-name="L3"/>
    <style:style style:name="P45" style:family="paragraph" style:parent-style-name="Standard" style:list-style-name="L4">
      <style:text-properties officeooo:paragraph-rsid="00415304"/>
    </style:style>
    <style:style style:name="P46" style:family="paragraph" style:parent-style-name="Standard" style:list-style-name="L5"/>
    <style:style style:name="P47" style:family="paragraph" style:parent-style-name="Standard" style:list-style-name="L6"/>
    <style:style style:name="P48"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0pt" style:font-size-asian="10pt" style:font-size-complex="10pt"/>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officeooo:rsid="003dddfe"/>
    </style:style>
    <style:style style:name="T30" style:family="text">
      <style:text-properties officeooo:rsid="0041e20a"/>
    </style:style>
    <style:style style:name="T31" style:family="text">
      <style:text-properties officeooo:rsid="0043402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cuela Politécnica Superior</text:p>
      <text:p text:style-name="P6">Universidad de Córdoba</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18">Software Libre y Compromiso Social</text:p>
      <text:p text:style-name="P4">Práctica 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9">Eduardo Arroyo Ramírez</text:p>
      <text:p text:style-name="P5"><text:a xlink:type="simple" xlink:href="mailto:i12arrae@uco.es" text:style-name="Internet_20_link" text:visited-style-name="Visited_20_Internet_20_Link"><text:span text:style-name="T16">i12arrae@uco.es</text:span></text:a></text:p>
      <text:p text:style-name="P9">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9"><text:a xlink:type="simple" xlink:href="#__RefHeading___Toc342_3235975419" text:style-name="Index_20_Link" text:visited-style-name="Index_20_Link">Ejercicio 1<text:tab/>3</text:a></text:p>
          <text:p text:style-name="P20"><text:a xlink:type="simple" xlink:href="#__RefHeading___Toc378_3679261928" text:style-name="Index_20_Link" text:visited-style-name="Index_20_Link">Pregunta 1<text:tab/>3</text:a></text:p>
          <text:p text:style-name="P20"><text:a xlink:type="simple" xlink:href="#__RefHeading___Toc380_3679261928" text:style-name="Index_20_Link" text:visited-style-name="Index_20_Link">Pregunta 2<text:tab/>3</text:a></text:p>
          <text:p text:style-name="P19"><text:a xlink:type="simple" xlink:href="#__RefHeading___Toc344_3235975419" text:style-name="Index_20_Link" text:visited-style-name="Index_20_Link">Ejercicio 2<text:tab/>4</text:a></text:p>
          <text:p text:style-name="P20"><text:a xlink:type="simple" xlink:href="#__RefHeading___Toc414_3679261928" text:style-name="Index_20_Link" text:visited-style-name="Index_20_Link">Writer<text:tab/>4</text:a></text:p>
          <text:p text:style-name="P20"><text:a xlink:type="simple" xlink:href="#__RefHeading___Toc416_3679261928" text:style-name="Index_20_Link" text:visited-style-name="Index_20_Link">Calc<text:tab/>5</text:a></text:p>
          <text:p text:style-name="P20"><text:a xlink:type="simple" xlink:href="#__RefHeading___Toc418_3679261928" text:style-name="Index_20_Link" text:visited-style-name="Index_20_Link">Impress<text:tab/>5</text:a></text:p>
          <text:p text:style-name="P20"><text:a xlink:type="simple" xlink:href="#__RefHeading___Toc420_3679261928" text:style-name="Index_20_Link" text:visited-style-name="Index_20_Link">Draw<text:tab/>5</text:a></text:p>
          <text:p text:style-name="P20"><text:a xlink:type="simple" xlink:href="#__RefHeading___Toc422_3679261928" text:style-name="Index_20_Link" text:visited-style-name="Index_20_Link">Base<text:tab/>6</text:a></text:p>
          <text:p text:style-name="P20"><text:a xlink:type="simple" xlink:href="#__RefHeading___Toc424_3679261928" text:style-name="Index_20_Link" text:visited-style-name="Index_20_Link">Math<text:tab/>6</text:a></text:p>
          <text:p text:style-name="P20"><text:a xlink:type="simple" xlink:href="#__RefHeading___Toc426_3679261928" text:style-name="Index_20_Link" text:visited-style-name="Index_20_Link">The Document Foundation<text:tab/>6</text:a></text:p>
          <text:p text:style-name="P20"><text:a xlink:type="simple" xlink:href="#__RefHeading___Toc428_3679261928" text:style-name="Index_20_Link" text:visited-style-name="Index_20_Link">Open Document Format<text:tab/>6</text:a></text:p>
          <text:p text:style-name="P20"><text:a xlink:type="simple" xlink:href="#__RefHeading___Toc430_3679261928" text:style-name="Index_20_Link" text:visited-style-name="Index_20_Link">Formato PDF<text:tab/>7</text:a></text:p>
          <text:p text:style-name="P19"><text:a xlink:type="simple" xlink:href="#__RefHeading___Toc346_3235975419" text:style-name="Index_20_Link" text:visited-style-name="Index_20_Link">Ejercicio 3<text:tab/>7</text:a></text:p>
          <text:p text:style-name="P20"><text:a xlink:type="simple" xlink:href="#__RefHeading___Toc472_3679261928" text:style-name="Index_20_Link" text:visited-style-name="Index_20_Link">Ubuntu<text:tab/>7</text:a></text:p>
          <text:p text:style-name="P20"><text:a xlink:type="simple" xlink:href="#__RefHeading___Toc474_3679261928" text:style-name="Index_20_Link" text:visited-style-name="Index_20_Link">Mint<text:tab/>7</text:a></text:p>
          <text:p text:style-name="P20"><text:a xlink:type="simple" xlink:href="#__RefHeading___Toc476_3679261928" text:style-name="Index_20_Link" text:visited-style-name="Index_20_Link">Elementary OS<text:tab/>7</text:a></text:p>
          <text:p text:style-name="P19"><text:a xlink:type="simple" xlink:href="#__RefHeading___Toc348_3235975419" text:style-name="Index_20_Link" text:visited-style-name="Index_20_Link">Ejercicio 4<text:tab/>7</text:a></text:p>
          <text:p text:style-name="P19"><text:a xlink:type="simple" xlink:href="#__RefHeading___Toc350_3235975419" text:style-name="Index_20_Link" text:visited-style-name="Index_20_Link">Ejercicio 5<text:tab/>8</text:a></text:p>
        </text:index-body>
      </text:table-of-content>
      <text:section text:style-name="Sect1" text:name="Sección1">
        <text:p text:style-name="Standard"/>
      </text:section>
      <text:h text:style-name="P37"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1307221167" text:style-name="L1">
        <text:list-item>
          <text:p text:style-name="P42">Editor de hojas de cálculo</text:p>
        </text:list-item>
        <text:list-item>
          <text:p text:style-name="P42">Calculadora</text:p>
        </text:list-item>
        <text:list-item>
          <text:p text:style-name="P43">Visualización de PDF</text:p>
        </text:list-item>
        <text:list-item>
          <text:p text:style-name="P42">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24">Edición y procesamiento de textos</text:p>
          </table:table-cell>
          <table:table-cell table:style-name="Tabla1.A2" office:value-type="string">
            <text:p text:style-name="P25">LibreOffice<text:line-break/>OpenOffice.org</text:p>
          </table:table-cell>
          <table:table-cell table:style-name="Tabla1.A2" office:value-type="string">
            <text:p text:style-name="P25">LibreOffice<text:line-break/>OpenOffice.org</text:p>
          </table:table-cell>
        </table:table-row>
        <table:table-row table:style-name="Tabla1.1">
          <table:table-cell table:style-name="Tabla1.A3" office:value-type="string">
            <text:p text:style-name="P24">Navegador Web</text:p>
          </table:table-cell>
          <table:table-cell table:style-name="Tabla1.A3" office:value-type="string">
            <text:p text:style-name="P26">Firefox<text:line-break/>Chromium<text:line-break/>Konqueror<text:line-break/>Lynx</text:p>
          </table:table-cell>
          <table:table-cell table:style-name="Tabla1.A3" office:value-type="string">
            <text:p text:style-name="P26">Firefox<text:line-break/>Chromium</text:p>
          </table:table-cell>
        </table:table-row>
        <table:table-row table:style-name="Tabla1.1">
          <table:table-cell table:style-name="Tabla1.A2" office:value-type="string">
            <text:p text:style-name="P24">Correo electrónico</text:p>
          </table:table-cell>
          <table:table-cell table:style-name="Tabla1.A2" office:value-type="string">
            <text:p text:style-name="P26">Thunderbird<text:line-break/><text:span text:style-name="T20">SeaMonkey<text:line-break/>Evolution</text:span></text:p>
          </table:table-cell>
          <table:table-cell table:style-name="Tabla1.A2" office:value-type="string">
            <text:p text:style-name="P26">Thunderbird<text:line-break/><text:span text:style-name="T20">SeaMonkey</text:span></text:p>
          </table:table-cell>
        </table:table-row>
        <table:table-row table:style-name="Tabla1.1">
          <table:table-cell table:style-name="Tabla1.A3" office:value-type="string">
            <text:p text:style-name="P24">Editor de imágenes</text:p>
          </table:table-cell>
          <table:table-cell table:style-name="Tabla1.A3" office:value-type="string">
            <text:p text:style-name="P26">GIMP<text:line-break/>Darktable<text:line-break/>Inkscape</text:p>
          </table:table-cell>
          <table:table-cell table:style-name="Tabla1.C5" office:value-type="float" office:value="0">
            <text:p text:style-name="P24">GIMP</text:p>
            <text:p text:style-name="P27">Darktable<text:line-break/>Inkscape</text:p>
          </table:table-cell>
        </table:table-row>
        <table:table-row table:style-name="Tabla1.1">
          <table:table-cell table:style-name="Tabla1.A2" office:value-type="string">
            <text:p text:style-name="P24">Mensajería</text:p>
          </table:table-cell>
          <table:table-cell table:style-name="Tabla1.A2" office:value-type="string">
            <text:p text:style-name="P25">LibreOffice<text:line-break/>OpenOffice.org</text:p>
          </table:table-cell>
          <table:table-cell table:style-name="Tabla1.A2" office:value-type="string">
            <text:p text:style-name="P25">LibreOffice<text:line-break/>OpenOffice.org</text:p>
          </table:table-cell>
        </table:table-row>
        <table:table-row table:style-name="Tabla1.1">
          <table:table-cell table:style-name="Tabla1.A3" office:value-type="string">
            <text:p text:style-name="P28">Editor de hojas de cálculo</text:p>
          </table:table-cell>
          <table:table-cell table:style-name="Tabla1.A3" office:value-type="string">
            <text:p text:style-name="P25">LibreOffice<text:line-break/>OpenOffice.org</text:p>
          </table:table-cell>
          <table:table-cell table:style-name="Tabla1.A3" office:value-type="string">
            <text:p text:style-name="P25">LibreOffice<text:line-break/>OpenOffice.org</text:p>
          </table:table-cell>
        </table:table-row>
        <table:table-row table:style-name="Tabla1.1">
          <table:table-cell table:style-name="Tabla1.A2" office:value-type="string">
            <text:p text:style-name="P28">Calculadora</text:p>
          </table:table-cell>
          <table:table-cell table:style-name="Tabla1.A2" office:value-type="string">
            <text:p text:style-name="P33"><text:span text:style-name="T25">SpeedCrunch<text:line-break/></text:span><text:span text:style-name="T21">GraphCalc<text:line-break/>Kcalc</text:span></text:p>
          </table:table-cell>
          <table:table-cell table:style-name="Tabla1.A2" office:value-type="string">
            <text:p text:style-name="P48"><text:span text:style-name="T25">SpeedCrunch<text:line-break/></text:span><text:span text:style-name="T21">GraphCalc</text:span></text:p>
          </table:table-cell>
        </table:table-row>
        <table:table-row table:style-name="Tabla1.1">
          <table:table-cell table:style-name="Tabla1.A9" office:value-type="string">
            <text:p text:style-name="P29">Visualización de PDFs</text:p>
          </table:table-cell>
          <table:table-cell table:style-name="Tabla1.B9" office:value-type="string">
            <text:p text:style-name="P30">Evince<text:line-break/>Okular<text:line-break/>Xpdf<text:line-break/>gv</text:p>
          </table:table-cell>
          <table:table-cell table:style-name="Tabla1.C9" office:value-type="string">
            <text:p text:style-name="P30">SumatraPDF<text:line-break/>MuPDF<text:line-break/>gv</text:p>
          </table:table-cell>
        </table:table-row>
        <table:table-row table:style-name="Tabla1.1">
          <table:table-cell table:style-name="Tabla1.A2" office:value-type="string">
            <text:p text:style-name="P31">Videoconferencia</text:p>
          </table:table-cell>
          <table:table-cell table:style-name="Tabla1.A2" office:value-type="string">
            <text:p text:style-name="P32">Jitsi</text:p>
          </table:table-cell>
          <table:table-cell table:style-name="Tabla1.A2" office:value-type="string">
            <text:p text:style-name="P32">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1"><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3088139619" text:style-name="L2">
        <text:list-item>
          <text:p text:style-name="P34">Fecha de inicio del proyecto</text:p>
        </text:list-item>
        <text:list-item>
          <text:p text:style-name="P35">Enumera los componentes de LibreOffice y describe brevemente la utilidad de cada uno</text:p>
        </text:list-item>
        <text:list-item>
          <text:p text:style-name="P35">The Document Foundation</text:p>
        </text:list-item>
        <text:list-item>
          <text:p text:style-name="P35">ODF (OpenDocument format)</text:p>
        </text:list-item>
        <text:list-item>
          <text:p text:style-name="P35">Sun Microsystems. Breve <text:span text:style-name="T19">historia</text:span>ª, lugar de origen y nombre de alguno de sus productos.</text:p>
        </text:list-item>
        <text:list-item>
          <text:p text:style-name="P35">¿En qué <text:span text:style-name="T13">lenguajes de programación </text:span>está desarrollado LibreOffice?</text:p>
        </text:list-item>
        <text:list-item>
          <text:p text:style-name="P35">¿En qué SO puede ejecutarse LibreOffice?</text:p>
        </text:list-item>
        <text:list-item>
          <text:p text:style-name="P35">¿Cuál es la última versión de LibreOffice y en qué fecha salió?</text:p>
        </text:list-item>
        <text:list-item>
          <text:p text:style-name="P35">¿A cuántos idiomas está traducido LibreOffice?</text:p>
        </text:list-item>
        <text:list-item>
          <text:p text:style-name="P36">¿El formato PDF es un formato libre? Describe brevemente su <text:span text:style-name="T18">historia.</text:span></text:p>
        </text:list-item>
      </text:list>
      <text:p text:style-name="P14"><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29">y su última versión estable liberada es la 6.4.2.2, el día 29 de enero de 2020. La suite incluye los módulos Writer, Calc, Impress, Draw, Base, y Math.</text:span></text:p>
      <text:h text:style-name="P38"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3980810584" text:style-name="L3">
        <text:list-item>
          <text:p text:style-name="P44">Plantillas y estilos</text:p>
        </text:list-item>
        <text:list-item>
          <text:p text:style-name="P44">Un corrector ortográfico (Hunspell)</text:p>
        </text:list-item>
        <text:list-item>
          <text:p text:style-name="P44">Contador de palabras y caracteres</text:p>
        </text:list-item>
        <text:list-item>
          <text:p text:style-name="P44">Métodos de diseño de página, incluyendo marcos, columnas, y tablas</text:p>
        </text:list-item>
        <text:list-item>
          <text:p text:style-name="P44">Capacidad para embeber o enlazar gráficos, hojas de cálculo, y otros objetos</text:p>
        </text:list-item>
        <text:list-item>
          <text:p text:style-name="P44">Herramientas de dibujo incorporadas</text:p>
        </text:list-item>
        <text:list-item>
          <text:p text:style-name="P44">Reemplazo de renderizado de texto de Java por renderizado de texto nativo lo cual mejora grandemente la legibilidad​</text:p>
        </text:list-item>
        <text:list-item>
          <text:p text:style-name="P44"><text:soft-page-break/>L<text:span text:style-name="T27">o</text:span>s cuadros de diálogo en Java preexistentes han sido reemplazadas por cajas de diálogo nativas más sencillas.<text:bookmark text:name="cite_ref-Proffitt07Feb11_14-0"/></text:p>
        </text:list-item>
        <text:list-item>
          <text:p text:style-name="P44">Soporte de color y estilos de línea para las columnas y líneas de separación de las notas a pie de página. Esto mejora la compatibilidad de LibreOffice con OD<text:span text:style-name="T29">F</text:span></text:p>
        </text:list-item>
        <text:list-item>
          <text:p text:style-name="P44">Documentos maestros—para agrupar una colección de documentos en un documento único</text:p>
        </text:list-item>
        <text:list-item>
          <text:p text:style-name="P44">La capacidad de importar y editar archivos PDF.</text:p>
        </text:list-item>
        <text:list-item>
          <text:p text:style-name="P44">Compatibilidad de archivos significativamente mejorada cuando se trata con Microsoft Word, comparado a OpenOffice</text:p>
        </text:list-item>
        <text:list-item>
          <text:p text:style-name="P44">Integración de base de datos, incluyendo una base de datos de bibliografía</text:p>
        </text:list-item>
        <text:list-item>
          <text:p text:style-name="P44">Exportación a PDF, incluyendo marcapáginas</text:p>
        </text:list-item>
        <text:list-item>
          <text:p text:style-name="P44">MailMerge</text:p>
        </text:list-item>
        <text:list-item>
          <text:p text:style-name="P44">Editor de ecuación (LibreOffice Math)</text:p>
        </text:list-item>
        <text:list-item>
          <text:p text:style-name="P44">Escriptable y controlable remotamente vía UNO API</text:p>
        </text:list-item>
        <text:list-item>
          <text:p text:style-name="P44">Indexación</text:p>
        </text:list-item>
        <text:list-item>
          <text:p text:style-name="P44">Autocorrección</text:p>
        </text:list-item>
        <text:list-item>
          <text:p text:style-name="P44">Autocompletado</text:p>
        </text:list-item>
        <text:list-item>
          <text:p text:style-name="P44">Selección de elementos no consecutivos en Modo Añadir</text:p>
        </text:list-item>
      </text:list>
      <text:h text:style-name="Heading_20_2" text:outline-level="2"><text:bookmark-start text:name="__RefHeading___Toc416_3679261928"/>Cal<text:span text:style-name="T29">c</text:span><text:bookmark-end text:name="__RefHeading___Toc416_3679261928"/></text:h>
      <text:p text:style-name="Standard">Calc es la hoja de cálculo <text:span text:style-name="T30">de la suite </text:span>LibreOffice. Calc es capaz de abrir y guardar la mayoría de las hojas de cálculo en el formato de archivo de Microsoft Excel. También es capaz de guardar las hojas de cálculo como archivos PDF.</text:p>
      <text:p text:style-name="P13"/>
      <text:p text:style-name="P13">Las capacidades de Calc incluyen:</text:p>
      <text:list xml:id="list4082014699" text:style-name="L4">
        <text:list-item>
          <text:p text:style-name="P45">Leer/escribir documentos en formatos OpenDocument (ODF), Excel (XLS), CSV y otros formatos.</text:p>
        </text:list-item>
        <text:list-item>
          <text:p text:style-name="P45">Soporte para un gran número de funciones, incluyendo la de números imaginarios, así como funciones financieras y estadísticas.</text:p>
        </text:list-item>
        <text:list-item>
          <text:p text:style-name="P45">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3586206058" text:style-name="L5">
        <text:list-item>
          <text:p text:style-name="P46">Permite crear diapositivas que pueden incluir diagramas, objetos de dibujo, texto, multimedia y muchos otros elementos.</text:p>
        </text:list-item>
        <text:list-item>
          <text:p text:style-name="P46">Permite hacer transiciones entre diapositivas, animaciones de los elementos de una diapositiva, y efectos multimedia.</text:p>
        </text:list-item>
        <text:list-item>
          <text:p text:style-name="P46">Muchas de las herramientas para crear gráficos vectoriales en LibreOffice Draw se encuentran también en Impress.</text:p>
        </text:list-item>
        <text:list-item>
          <text:p text:style-name="P46">Uso de plantillas.</text:p>
        </text:list-item>
        <text:list-item>
          <text:p text:style-name="P46"><text:soft-page-break/>Puede importar y modificar y exportar presentaciones de Microsoft Powerpoint.</text:p>
        </text:list-item>
        <text:list-item>
          <text:p text:style-name="P46">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23">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23">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39" text:outline-level="2"><text:bookmark-start text:name="__RefHeading___Toc426_3679261928"/>The Document Foundation<text:bookmark-end text:name="__RefHeading___Toc426_3679261928"/></text:h>
      <text:p text:style-name="P15">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16"><text:span text:style-name="T31">Se esperaba que la denominación LibreOffice </text:span><text:span text:style-name="T28">fuera</text:span><text:span text:style-name="T31"> provisional pues Oracle fue invitado a ser miembro de The Document Foundation, y se le </text:span><text:soft-page-break/><text:span text:style-name="T31">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15">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15">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15">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17">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17">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22">Entre las extensiones típicas de los archivos ODF están las siguientes:</text:p>
      <text:list xml:id="list38849854" text:style-name="L6">
        <text:list-item>
          <text:p text:style-name="P47">.odt – documento de texto</text:p>
        </text:list-item>
        <text:list-item>
          <text:p text:style-name="P47">.ods – libro de hojas de cálculo</text:p>
        </text:list-item>
        <text:list-item>
          <text:p text:style-name="P47">.odp – presentación de diapositivas</text:p>
        </text:list-item>
        <text:list-item>
          <text:p text:style-name="P47">.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text:soft-page-break/>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21"><text:span text:style-name="T11">Haz una pequeña investigación y enumera 3 distribuciones de GNU/Linux más utilizadas. </text:span>Enumera las herramientas de software libre más utilizadas <text:span text:style-name="T5">por usuarios básicos en esas 3 distribuciones. </text:span></text:p>
      <text:h text:style-name="P40" text:outline-level="2"><text:bookmark-start text:name="__RefHeading___Toc472_3679261928"/>Ubuntu<text:bookmark-end text:name="__RefHeading___Toc472_3679261928"/></text:h>
      <text:h text:style-name="P40" text:outline-level="2"><text:bookmark-start text:name="__RefHeading___Toc474_3679261928"/>Mint<text:bookmark-end text:name="__RefHeading___Toc474_3679261928"/></text:h>
      <text:h text:style-name="P40" text:outline-level="2"><text:bookmark-start text:name="__RefHeading___Toc476_3679261928"/>Elementary OS<text:bookmark-end text:name="__RefHeading___Toc476_3679261928"/></text:h>
      <text:h text:style-name="Heading_20_1" text:outline-level="1"><text:bookmark-start text:name="__RefHeading___Toc348_3235975419"/><text:span text:style-name="T3">Ejercicio </text:span><text:span text:style-name="T4">4</text:span><text:bookmark-end text:name="__RefHeading___Toc348_3235975419"/></text:h>
      <text:p text:style-name="P21">Los “entornos de escritorio” o <text:span text:style-name="T7">desktop environment</text:span> permiten el uso cómodo de cualquier dispositivo mediante elementos gráficos que cada entorno en cuestión estiliza de una u otra forma y usa un método de interacción con 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11"/>
      <text:h text:style-name="Heading_20_1" text:outline-level="1"><text:bookmark-start text:name="__RefHeading___Toc350_3235975419"/><text:span text:style-name="T3">Ejercicio </text:span><text:span text:style-name="T17">5</text:span><text:bookmark-end text:name="__RefHeading___Toc350_3235975419"/></text:h>
      <text:p text:style-name="P21">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2</text:chapter><text:tab/><text:tab/><text:title>Práctica 3 SLCS</text:title></text:p>
      </style:header>
      <style:footer>
        <text:p text:style-name="MP2"><text:initial-creator>Eduardo Arroyo Ramírez</text:initial-creator><text:tab/><text:tab/>Página <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3T21:14:37.800000000</meta:creation-date>
    <meta:editing-duration>PT38M45S</meta:editing-duration>
    <meta:editing-cycles>5</meta:editing-cycles>
    <meta:generator>LibreOffice/6.3.5.2$Linux_X86_64 LibreOffice_project/30$Build-2</meta:generator>
    <dc:title>Práctica 3 SLCS</dc:title>
    <meta:initial-creator>Eduardo Arroyo Ramírez</meta:initial-creator>
    <dc:date>2020-04-14T08:49:43.126574148</dc:date>
    <meta:document-statistic meta:table-count="1" meta:image-count="0" meta:object-count="0" meta:page-count="8" meta:paragraph-count="151" meta:word-count="2109" meta:character-count="13654" meta:non-whitespace-character-count="11660"/>
  </office:meta>
</office:document-meta>
</file>